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officeooo:rsid="001d59c3" officeooo:paragraph-rsid="001d59c3" style:font-weight-asian="bold"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Really Happened to Mars Pathfinder?</text:p>
      <text:p text:style-name="Standard">The Mars Pathfinder was an American robotic spacecraft that landed a base station with a roving probe on Mars in 19971. It consisted of a lander, renamed the Carl Sagan Memorial Station, and a lightweight, 10.6 kg (23 lb) wheeled robotic Mars rover named Sojourner. The mission carried a series of scientific instruments to analyze the Martian atmosphere, climate, geology, and the composition of its rocks and soil.</text:p>
      <text:p text:style-name="Standard"/>
      <text:p text:style-name="P2">Multiple Stories</text:p>
      <text:p text:style-name="Standard">The multiple stories surrounding the Mars Pathfinder mission are likely due to the various aspects of the mission, each of which could be considered a story in its own right. For instance, the mission’s primary goal was not only to demonstrate innovative, low-cost technologies but also to return geological, soil, magnetic property, and atmospheric data. The mission’s success in achieving these goals is one story.</text:p>
      <text:p text:style-name="Standard"/>
      <text:p text:style-name="Standard">Another story is the challenges faced during the mission. A few days into the mission, not long after Pathfinder started gathering meteorological data, the spacecraft began experiencing total system resets, each resulting in losses of data3. The press reported these failures in terms such as “software glitches” and "the computer was trying to do too many things at once".</text:p>
      <text:p text:style-name="Standard"/>
      <text:p text:style-name="P1">Root Cause Analysis</text:p>
      <text:p text:style-name="Standard">The root cause of the system resets was a software issue known as priority inversion4 The Pathfinder’s applications were scheduled by the VxWorks RTOS. Since VxWorks provides pre-emptive priority scheduling of threads, tasks were executed as threads with priorities determined by their relative urgency.</text:p>
      <text:p text:style-name="Standard"/>
      <text:p text:style-name="Standard">The meteorological data gathering task ran as an infrequent, low priority thread, and used the information bus synchronized with mutual exclusion locks (mutexes). Other higher priority threads took precedence when necessary, including a very high priority bus management task, which also accessed the bus with mutexes.</text:p>
      <text:p text:style-name="Standard"/>
      <text:p text:style-name="Standard">Unfortunately, a long-running communications task, having higher priority than the meteorological task, but lower than the bus management task, prevented it from running. Soon, a watchdog timer noticed that the bus management task had not been executed for some time, concluded that something had gone wrong, and ordered a total system reset.</text:p>
      <text:p text:style-name="Standard"/>
      <text:p text:style-name="Standard">Engineers worked frantically on a lab replica to diagnose and fix the problem, eventually spotting a priority inversion. A priority inversion occurs when a high priority task is indirectly pre-empted by a medium priority task “inverting” the relative priorities of the two tasks. To fix the problem, they turned on a boolean parameter that indicates whether priority inheritance should be performed by the mutex4.</text:p>
      <text:p text:style-name="Standard"/>
      <text:p text:style-name="Standard">In conclusion, the Mars Pathfinder mission was a significant milestone in space exploration, demonstrating new technologies and returning valuable data about Mars. However, the mission was not without its challenges, particularly the software issue that caused system resets. The successful resolution of this issue is a testament to the skill and dedication of the engineers invol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06:04:23.952862287</meta:creation-date>
    <dc:date>2024-03-23T06:05:05.753623435</dc:date>
    <meta:editing-duration>PT42S</meta:editing-duration>
    <meta:editing-cycles>1</meta:editing-cycles>
    <meta:document-statistic meta:table-count="0" meta:image-count="0" meta:object-count="0" meta:page-count="1" meta:paragraph-count="11" meta:word-count="465" meta:character-count="3041" meta:non-whitespace-character-count="2587"/>
    <meta:generator>LibreOffice/24.2.1.2$MacOSX_AARCH64 LibreOffice_project/db4def46b0453cc22e2d0305797cf981b68ef5ac</meta:generator>
  </office:meta>
</office:document-meta>
</file>